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02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1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0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0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0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0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30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0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0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0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1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0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20262857143" calcext:value-type="float">
            <text:p>17.1920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21685" calcext:value-type="float">
            <text:p>18.1121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9349677419" calcext:value-type="float">
            <text:p>18.836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71856" calcext:value-type="float">
            <text:p>19.08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26512" calcext:value-type="float">
            <text:p>23.14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29976774193" calcext:value-type="float">
            <text:p>25.53299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43569032258" calcext:value-type="float">
            <text:p>21.684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7442580645" calcext:value-type="float">
            <text:p>17.9747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00402580645" calcext:value-type="float">
            <text:p>15.3900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7886451613" calcext:value-type="float">
            <text:p>14.6427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22572903226" calcext:value-type="float">
            <text:p>14.1522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5752" calcext:value-type="float">
            <text:p>14.5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759875" calcext:value-type="float">
            <text:p>15.0775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43868387097" calcext:value-type="float">
            <text:p>17.2043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56592" calcext:value-type="float">
            <text:p>19.01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8915" calcext:value-type="float">
            <text:p>22.3728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4096" calcext:value-type="float">
            <text:p>22.9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02214193548" calcext:value-type="float">
            <text:p>25.590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70025" calcext:value-type="float">
            <text:p>26.1767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23512258064" calcext:value-type="float">
            <text:p>24.6623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4410322581" calcext:value-type="float">
            <text:p>20.3664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16590967742" calcext:value-type="float">
            <text:p>15.7816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9979354839" calcext:value-type="float">
            <text:p>14.6949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7450434783" calcext:value-type="float">
            <text:p>14.127745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90585454546" calcext:value-type="float">
            <text:p>14.219058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7633548387" calcext:value-type="float">
            <text:p>15.3007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37536" calcext:value-type="float">
            <text:p>18.0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746275" calcext:value-type="float">
            <text:p>20.8474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13772903226" calcext:value-type="float">
            <text:p>22.3513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16895483871" calcext:value-type="float">
            <text:p>22.3916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490575" calcext:value-type="float">
            <text:p>21.7249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07304" calcext:value-type="float">
            <text:p>20.88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553925" calcext:value-type="float">
            <text:p>19.9355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04304516129" calcext:value-type="float">
            <text:p>17.430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06270967742" calcext:value-type="float">
            <text:p>17.430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74902857143" calcext:value-type="float">
            <text:p>18.2374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5568" calcext:value-type="float">
            <text:p>18.8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5900173913" calcext:value-type="float">
            <text:p>19.675900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53704" calcext:value-type="float">
            <text:p>19.9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545625" calcext:value-type="float">
            <text:p>20.7954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16704" calcext:value-type="float">
            <text:p>22.05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77411612903" calcext:value-type="float">
            <text:p>21.1577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7265" calcext:value-type="float">
            <text:p>19.1477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56744" calcext:value-type="float">
            <text:p>17.76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7806451613" calcext:value-type="float">
            <text:p>19.150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25632" calcext:value-type="float">
            <text:p>17.61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63649032258" calcext:value-type="float">
            <text:p>17.1763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53411428571" calcext:value-type="float">
            <text:p>16.9353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639175" calcext:value-type="float">
            <text:p>19.1363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97070967742" calcext:value-type="float">
            <text:p>21.499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22048" calcext:value-type="float">
            <text:p>22.82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2619" calcext:value-type="float">
            <text:p>24.002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33784" calcext:value-type="float">
            <text:p>26.57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7509677419" calcext:value-type="float">
            <text:p>28.413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29375" calcext:value-type="float">
            <text:p>26.3532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0416" calcext:value-type="float">
            <text:p>21.1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594075" calcext:value-type="float">
            <text:p>18.5759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97384" calcext:value-type="float">
            <text:p>15.22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6495" calcext:value-type="float">
            <text:p>15.1026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79304827586" calcext:value-type="float">
            <text:p>15.07793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13025" calcext:value-type="float">
            <text:p>15.9011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6010322581" calcext:value-type="float">
            <text:p>18.598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71584516129" calcext:value-type="float">
            <text:p>20.207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17424516129" calcext:value-type="float">
            <text:p>21.831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4544" calcext:value-type="float">
            <text:p>24.00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921475" calcext:value-type="float">
            <text:p>24.9592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01396129032" calcext:value-type="float">
            <text:p>22.3301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56176" calcext:value-type="float">
            <text:p>20.7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87835" calcext:value-type="float">
            <text:p>17.6987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84776" calcext:value-type="float">
            <text:p>15.70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0297" calcext:value-type="float">
            <text:p>15.330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0777931035" calcext:value-type="float">
            <text:p>16.02007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4020645161" calcext:value-type="float">
            <text:p>17.0804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124925" calcext:value-type="float">
            <text:p>19.9012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60002580645" calcext:value-type="float">
            <text:p>21.166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2536774194" calcext:value-type="float">
            <text:p>22.6282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32678709677" calcext:value-type="float">
            <text:p>26.6132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5076129032" calcext:value-type="float">
            <text:p>26.7985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6401" calcext:value-type="float">
            <text:p>21.496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2566153846" calcext:value-type="float">
            <text:p>18.34825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8595" calcext:value-type="float">
            <text:p>15.258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37424" calcext:value-type="float">
            <text:p>14.7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93225" calcext:value-type="float">
            <text:p>15.0789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6208571429" calcext:value-type="float">
            <text:p>15.52662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8913" calcext:value-type="float">
            <text:p>16.448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45065806452" calcext:value-type="float">
            <text:p>18.3345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27308387097" calcext:value-type="float">
            <text:p>18.4327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6343225807" calcext:value-type="float">
            <text:p>18.0046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988" calcext:value-type="float">
            <text:p>16.7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5894" calcext:value-type="float">
            <text:p>15.91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68289032258" calcext:value-type="float">
            <text:p>16.3168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49055483871" calcext:value-type="float">
            <text:p>18.404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68784" calcext:value-type="float">
            <text:p>16.47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31628387097" calcext:value-type="float">
            <text:p>15.7931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1405" calcext:value-type="float">
            <text:p>16.7451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5706" calcext:value-type="float">
            <text:p>19.74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70175" calcext:value-type="float">
            <text:p>20.8547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50825" calcext:value-type="float">
            <text:p>21.615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6824" calcext:value-type="float">
            <text:p>22.2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71249032258" calcext:value-type="float">
            <text:p>23.2571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4448" calcext:value-type="float">
            <text:p>24.99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51411612903" calcext:value-type="float">
            <text:p>27.025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92214193548" calcext:value-type="float">
            <text:p>25.209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49264" calcext:value-type="float">
            <text:p>22.19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41308387097" calcext:value-type="float">
            <text:p>22.0141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85" calcext:value-type="float">
            <text:p>19.7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396025" calcext:value-type="float">
            <text:p>19.4939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04634482759" calcext:value-type="float">
            <text:p>20.1304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51925" calcext:value-type="float">
            <text:p>20.5375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8436129032" calcext:value-type="float">
            <text:p>21.104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92752" calcext:value-type="float">
            <text:p>22.03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1473548387" calcext:value-type="float">
            <text:p>24.0881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6136" calcext:value-type="float">
            <text:p>26.5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87775" calcext:value-type="float">
            <text:p>25.310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466925" calcext:value-type="float">
            <text:p>24.4046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9992" calcext:value-type="float">
            <text:p>25.16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26085" calcext:value-type="float">
            <text:p>21.6326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6744" calcext:value-type="float">
            <text:p>18.0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075975" calcext:value-type="float">
            <text:p>18.2707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56554285714" calcext:value-type="float">
            <text:p>18.9056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71712" calcext:value-type="float">
            <text:p>19.9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12129032258" calcext:value-type="float">
            <text:p>20.15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27248" calcext:value-type="float">
            <text:p>20.6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270125" calcext:value-type="float">
            <text:p>21.6127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64808" calcext:value-type="float">
            <text:p>22.23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47538064516" calcext:value-type="float">
            <text:p>23.1147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01889032258" calcext:value-type="float">
            <text:p>20.3401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12032" calcext:value-type="float">
            <text:p>16.89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56685" calcext:value-type="float">
            <text:p>15.6356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9436" calcext:value-type="float">
            <text:p>15.29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3713548387" calcext:value-type="float">
            <text:p>14.4503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4940137931" calcext:value-type="float">
            <text:p>14.27494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0477419355" calcext:value-type="float">
            <text:p>14.651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4872" calcext:value-type="float">
            <text:p>15.48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8156923077" calcext:value-type="float">
            <text:p>16.66681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5522857143" calcext:value-type="float">
            <text:p>17.9715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42756923077" calcext:value-type="float">
            <text:p>19.20427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5116923077" calcext:value-type="float">
            <text:p>21.47351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81636129032" calcext:value-type="float">
            <text:p>20.9981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790656" calcext:value-type="float">
            <text:p>16.74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28568888889" calcext:value-type="float">
            <text:p>16.11285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8272" calcext:value-type="float">
            <text:p>15.2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64748387097" calcext:value-type="float">
            <text:p>17.146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013344" calcext:value-type="float">
            <text:p>17.100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58624" calcext:value-type="float">
            <text:p>16.4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05138064516" calcext:value-type="float">
            <text:p>19.6705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47690322581" calcext:value-type="float">
            <text:p>20.704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12768" calcext:value-type="float">
            <text:p>20.73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2340645161" calcext:value-type="float">
            <text:p>23.3562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6539354839" calcext:value-type="float">
            <text:p>21.467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97496" calcext:value-type="float">
            <text:p>19.78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1624" calcext:value-type="float">
            <text:p>17.7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92780689655" calcext:value-type="float">
            <text:p>16.26927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7964137931" calcext:value-type="float">
            <text:p>15.9627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1923076923" calcext:value-type="float">
            <text:p>16.9251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42978064516" calcext:value-type="float">
            <text:p>18.7042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78" calcext:value-type="float">
            <text:p>20.4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80825806452" calcext:value-type="float">
            <text:p>21.038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5424" calcext:value-type="float">
            <text:p>21.66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9912516129" calcext:value-type="float">
            <text:p>23.339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56051612903" calcext:value-type="float">
            <text:p>22.355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236" calcext:value-type="float">
            <text:p>22.33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4046451613" calcext:value-type="float">
            <text:p>20.7144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4136" calcext:value-type="float">
            <text:p>18.49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74748387097" calcext:value-type="float">
            <text:p>17.527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41442857143" calcext:value-type="float">
            <text:p>17.3741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26028387097" calcext:value-type="float">
            <text:p>18.932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2926451613" calcext:value-type="float">
            <text:p>20.580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89904" calcext:value-type="float">
            <text:p>20.9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00072258064" calcext:value-type="float">
            <text:p>21.9100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03632" calcext:value-type="float">
            <text:p>22.87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62709677419" calcext:value-type="float">
            <text:p>25.71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3587096774" calcext:value-type="float">
            <text:p>25.828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1688" calcext:value-type="float">
            <text:p>21.1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9532903226" calcext:value-type="float">
            <text:p>18.5779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3032" calcext:value-type="float">
            <text:p>17.43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7246451613" calcext:value-type="float">
            <text:p>16.7977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61688571429" calcext:value-type="float">
            <text:p>18.00616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46043870968" calcext:value-type="float">
            <text:p>18.6746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0552" calcext:value-type="float">
            <text:p>20.02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56020645161" calcext:value-type="float">
            <text:p>20.5856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6048" calcext:value-type="float">
            <text:p>20.56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8136774194" calcext:value-type="float">
            <text:p>19.4888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11661935484" calcext:value-type="float">
            <text:p>16.6311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53656" calcext:value-type="float">
            <text:p>15.95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38167741936" calcext:value-type="float">
            <text:p>15.543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8608" calcext:value-type="float">
            <text:p>14.8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94722580645" calcext:value-type="float">
            <text:p>16.179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3388571429" calcext:value-type="float">
            <text:p>16.3183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43881290323" calcext:value-type="float">
            <text:p>16.3543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9188" calcext:value-type="float">
            <text:p>16.1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23336" calcext:value-type="float">
            <text:p>16.84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7499354839" calcext:value-type="float">
            <text:p>16.5207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8896" calcext:value-type="float">
            <text:p>19.76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64225" calcext:value-type="float">
            <text:p>21.5216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96178064516" calcext:value-type="float">
            <text:p>19.3596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9436" calcext:value-type="float">
            <text:p>19.10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99483870968" calcext:value-type="float">
            <text:p>18.75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7406451613" calcext:value-type="float">
            <text:p>16.54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4355862069" calcext:value-type="float">
            <text:p>17.51643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44595" calcext:value-type="float">
            <text:p>18.154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74624516129" calcext:value-type="float">
            <text:p>18.067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43801290323" calcext:value-type="float">
            <text:p>17.8143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31896" calcext:value-type="float">
            <text:p>16.83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16947096774" calcext:value-type="float">
            <text:p>15.1816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08373333333" calcext:value-type="float">
            <text:p>15.2508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390835116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22" meta:object-count="0"/>
    <meta:user-defined meta:name="AppVersion">3.0</meta:user-defined>
  </office:meta>
</office:document-meta>
</file>